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5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2cm" draw:fill="none" draw:textarea-vertical-align="middle"/>
    </style:style>
    <style:style style:name="gr6" style:family="graphic" style:parent-style-name="standard">
      <style:graphic-properties svg:stroke-color="#000000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3" fo:font-size="8pt" style:font-name-asian="Liberation Sans3" style:font-size-asian="8pt" style:font-name-complex="Liberation Sans3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cm" svg:height="0.4cm" svg:x="6.8cm" svg:y="2.6cm">
          <text:p text:style-name="P1"><text:span text:style-name="T1">SQL query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7cm" svg:height="1.539cm" svg:x="3.6cm" svg:y="10.905cm">
          <draw:text-box>
            <text:p><text:span text:style-name="T1">Incorporating:</text:span></text:p>
            <text:p><text:span text:style-name="T1">1) Image quality criteria</text:span></text:p>
            <text:p><text:span text:style-name="T1">2) RPM selection of candidate WDs</text:span></text:p>
            <text:p><text:span text:style-name="T1">3) Calculation of photometric parallaxes</text:span></text:p>
          </draw:text-box>
        </draw:frame>
        <draw:frame draw:style-name="gr2" draw:text-style-name="P3" draw:layer="layout" svg:width="5.7cm" svg:height="1.539cm" svg:x="5.7cm" svg:y="18.061cm">
          <draw:text-box>
            <text:p><text:span text:style-name="T1">Incorporating:</text:span></text:p>
            <text:p><text:span text:style-name="T1">1) Calculation of Vmax/Vgen per object</text:span></text:p>
            <text:p><text:span text:style-name="T1">2) Calculation of traditional WDLF</text:span></text:p>
            <text:p><text:span text:style-name="T1">3) Calculation of decomposed WDLF</text:span></text:p>
          </draw:text-box>
        </draw:frame>
        <draw:custom-shape draw:style-name="gr3" draw:text-style-name="P2" xml:id="id19" draw:id="id19" draw:layer="layout" svg:width="2.2cm" svg:height="0.4cm" svg:x="2cm" svg:y="7.8cm">
          <text:p text:style-name="P1"><text:span text:style-name="T1">Reject Field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119.763743752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16" draw:id="id16" draw:layer="layout" svg:width="2.7cm" svg:height="0.4cm" svg:x="17cm" svg:y="9.7cm">
          <text:p text:style-name="P1"><text:span text:style-name="T1">Velocity Ellipsoi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759.348389485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" draw:id="id2" draw:layer="layout" svg:width="2.1cm" svg:height="0.4cm" svg:x="6.7cm" svg:y="14cm">
          <text:p text:style-name="P1"><text:span text:style-name="T1">Photo-</text:span><text:span text:style-name="T2">π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7" draw:id="id17" draw:layer="layout" svg:width="2.7cm" svg:height="0.4cm" svg:x="17cm" svg:y="10.4cm">
          <text:p text:style-name="P1"><text:span text:style-name="T1">Mean Veloci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759.348389485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2cm" svg:height="0.4cm" svg:x="6.6cm" svg:y="1.2cm">
          <text:p text:style-name="P1"><text:span text:style-name="T1">SSA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119.763743752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4" draw:id="id4" draw:layer="layout" svg:width="2.2cm" svg:height="0.4cm" svg:x="6.6cm" svg:y="4cm">
          <text:p text:style-name="P1"><text:span text:style-name="T1">SSA Input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119.763743752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0" draw:id="id10" draw:layer="layout" svg:width="2.3cm" svg:height="0.8cm" svg:x="4.9cm" svg:y="5.6cm">
          <text:p text:style-name="P1"><text:span text:style-name="T1">Magnitude Limit</text:span></text:p>
          <text:p text:style-name="P1"><text:span text:style-name="T1">Determin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7cm" svg:height="0.8cm" svg:x="8.2cm" svg:y="5.6cm">
          <text:p text:style-name="P1"><text:span text:style-name="T1">Proper Motion Limit</text:span></text:p>
          <text:p text:style-name="P1"><text:span text:style-name="T1">Determin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2.3cm" svg:height="0.4cm" svg:x="4.8cm" svg:y="7.8cm">
          <text:p text:style-name="P1"><text:span text:style-name="T1">Mag Limit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119.763743752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6" draw:id="id6" draw:layer="layout" svg:width="2.2cm" svg:height="0.8cm" svg:x="8.4cm" svg:y="7.4cm">
          <text:p text:style-name="P1"><text:span text:style-name="T1">Proper Motion</text:span></text:p>
          <text:p text:style-name="P1"><text:span text:style-name="T1">Limit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119.763743752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" draw:id="id1" draw:layer="layout" svg:width="2.5cm" svg:height="0.4cm" svg:x="4.7cm" svg:y="10.6cm">
          <text:p text:style-name="P1"><text:span text:style-name="T1">Survey Se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5cm" svg:height="0.8cm" svg:x="12.3cm" svg:y="10.2cm">
          <text:p text:style-name="P1"><text:span text:style-name="T1">Survey Volume</text:span></text:p>
          <text:p text:style-name="P1"><text:span text:style-name="T1">Determin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2.2cm" svg:height="0.4cm" svg:x="3cm" svg:y="14cm">
          <text:p text:style-name="P1"><text:span text:style-name="T1">Non-WD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119.763743752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7.7cm" svg:y1="1.6cm" svg:x2="7.7cm" svg:y2="2.6cm">
          <text:p/>
        </draw:line>
        <draw:line draw:style-name="gr5" draw:text-style-name="P1" draw:layer="layout" svg:x1="7.7cm" svg:y1="3cm" svg:x2="7.7cm" svg:y2="4cm">
          <text:p/>
        </draw:line>
        <draw:line draw:style-name="gr5" draw:text-style-name="P1" draw:layer="layout" svg:x1="9.5cm" svg:y1="6.4cm" svg:x2="9.5cm" svg:y2="7.4cm">
          <text:p/>
        </draw:line>
        <draw:line draw:style-name="gr5" draw:text-style-name="P1" draw:layer="layout" svg:x1="6cm" svg:y1="6.4cm" svg:x2="6cm" svg:y2="7.8cm">
          <text:p/>
        </draw:line>
        <draw:line draw:style-name="gr5" draw:text-style-name="P1" draw:layer="layout" svg:x1="13.6cm" svg:y1="11cm" svg:x2="13.6cm" svg:y2="12.5cm">
          <text:p/>
        </draw:line>
        <draw:custom-shape draw:style-name="gr3" draw:text-style-name="P2" xml:id="id12" draw:id="id12" draw:layer="layout" svg:width="2.3cm" svg:height="0.4cm" svg:x="6.6cm" svg:y="15.4cm">
          <text:p text:style-name="P1"><text:span text:style-name="T1">WD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119.763743752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20" draw:id="id20" draw:layer="layout" svg:width="2.2cm" svg:height="0.8cm" svg:x="12.4cm" svg:y="12.5cm">
          <text:p text:style-name="P1"><text:span text:style-name="T1">Survey Volume</text:span></text:p>
          <text:p text:style-name="P1"><text:span text:style-name="T1">LUT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119.763743752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5.95cm" svg:y1="11cm" svg:x2="7.75cm" svg:y2="14cm" draw:start-shape="id1" draw:start-glue-point="2" draw:end-shape="id2" draw:end-glue-point="0" svg:d="M5950 11000v1500h1800v1500" svg:viewBox="0 0 1801 3001">
          <text:p/>
        </draw:connector>
        <draw:connector draw:style-name="gr6" draw:text-style-name="P1" draw:layer="layout" svg:x1="5.95cm" svg:y1="11cm" svg:x2="4.1cm" svg:y2="14cm" draw:start-shape="id1" draw:start-glue-point="2" draw:end-shape="id3" draw:end-glue-point="5" svg:d="M5950 11000v1500h-1850v1500" svg:viewBox="0 0 1851 3001">
          <text:p/>
        </draw:connector>
        <draw:connector draw:style-name="gr6" draw:text-style-name="P1" draw:layer="layout" svg:x1="7.7cm" svg:y1="4.4cm" svg:x2="9.55cm" svg:y2="5.6cm" draw:start-shape="id4" draw:start-glue-point="8" draw:end-shape="id5" draw:end-glue-point="0" svg:d="M7700 4400v601h1850v599" svg:viewBox="0 0 1851 1201">
          <text:p/>
        </draw:connector>
        <draw:connector draw:style-name="gr6" draw:text-style-name="P1" draw:layer="layout" svg:x1="9.392cm" svg:y1="8.2cm" svg:x2="5.95cm" svg:y2="10.6cm" draw:start-shape="id6" draw:start-glue-point="7" draw:end-shape="id1" draw:end-glue-point="0" svg:d="M9392 8200v1201h-3442v1199" svg:viewBox="0 0 3443 2401">
          <text:p/>
        </draw:connector>
        <draw:connector draw:style-name="gr6" draw:text-style-name="P1" draw:layer="layout" svg:x1="5.95cm" svg:y1="8.2cm" svg:x2="5.95cm" svg:y2="10.6cm" draw:start-shape="id7" draw:start-glue-point="8" draw:end-shape="id1" draw:end-glue-point="0" svg:d="M5950 8200v2400" svg:viewBox="0 0 1 2401">
          <text:p/>
        </draw:connector>
        <draw:connector draw:style-name="gr6" draw:text-style-name="P1" draw:layer="layout" svg:x1="7.75cm" svg:y1="17.9cm" svg:x2="9.812cm" svg:y2="21.3cm" draw:start-shape="id8" draw:start-glue-point="2" draw:end-shape="id9" draw:end-glue-point="9" svg:d="M7750 17900v3400h2062" svg:viewBox="0 0 2063 3401">
          <text:p/>
        </draw:connector>
        <draw:connector draw:style-name="gr6" draw:text-style-name="P1" draw:layer="layout" svg:x1="7.592cm" svg:y1="4.4cm" svg:x2="6.05cm" svg:y2="5.6cm" draw:start-shape="id4" draw:start-glue-point="7" draw:end-shape="id10" draw:end-glue-point="0" svg:d="M7592 4400v601h-1542v599" svg:viewBox="0 0 1543 1201">
          <text:p/>
        </draw:connector>
        <draw:line draw:style-name="gr5" draw:text-style-name="P1" draw:layer="layout" svg:x1="7.8cm" svg:y1="14.4cm" svg:x2="7.8cm" svg:y2="15.4cm">
          <text:p/>
        </draw:line>
        <draw:custom-shape draw:style-name="gr3" draw:text-style-name="P2" xml:id="id9" draw:id="id9" draw:layer="layout" svg:width="2.3cm" svg:height="0.4cm" svg:x="9.7cm" svg:y="21.1cm">
          <text:p text:style-name="P1"><text:span text:style-name="T1">Trad. WDLF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119.763743752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1" draw:id="id11" draw:layer="layout" svg:width="2.3cm" svg:height="0.4cm" svg:x="9.7cm" svg:y="22.2cm">
          <text:p text:style-name="P1"><text:span text:style-name="T1">Decomp. WDLF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119.763743752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8" draw:id="id8" draw:layer="layout" svg:width="2.7cm" svg:height="0.8cm" svg:x="6.4cm" svg:y="17.1cm">
          <text:p text:style-name="P1"><text:span text:style-name="T1">Luminosity Function</text:span></text:p>
          <text:p text:style-name="P1"><text:span text:style-name="T1">Calculati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75cm" svg:y1="17.9cm" svg:x2="9.812cm" svg:y2="22.4cm" draw:start-shape="id8" draw:start-glue-point="2" draw:end-shape="id11" draw:end-glue-point="9" svg:d="M7750 17900v4500h2062" svg:viewBox="0 0 2063 4501">
          <text:p/>
        </draw:connector>
        <draw:connector draw:style-name="gr6" draw:text-style-name="P1" draw:layer="layout" svg:x1="7.75cm" svg:y1="15.8cm" svg:x2="7.75cm" svg:y2="17.1cm" draw:start-shape="id12" draw:start-glue-point="8" draw:end-shape="id8" draw:end-glue-point="0" svg:d="M7750 15800v1300" svg:viewBox="0 0 1 1301">
          <text:p/>
        </draw:connector>
        <draw:connector draw:style-name="gr6" draw:text-style-name="P1" draw:layer="layout" svg:x1="17.11cm" svg:y1="8.5cm" svg:x2="14.8cm" svg:y2="10.6cm" draw:start-shape="id13" draw:start-glue-point="9" draw:end-shape="id14" draw:end-glue-point="1" svg:d="M17110 8500h-1210v2100h-1100" svg:viewBox="0 0 2311 2101">
          <text:p/>
        </draw:connector>
        <draw:connector draw:style-name="gr6" draw:text-style-name="P1" draw:layer="layout" svg:x1="17.111cm" svg:y1="9.201cm" svg:x2="14.8cm" svg:y2="10.6cm" draw:start-shape="id15" draw:start-glue-point="9" draw:end-shape="id14" draw:end-glue-point="1" svg:d="M17111 9201h-1210v1399h-1101" svg:viewBox="0 0 2312 1400">
          <text:p/>
        </draw:connector>
        <draw:connector draw:style-name="gr6" draw:text-style-name="P1" draw:layer="layout" svg:x1="17.11cm" svg:y1="9.9cm" svg:x2="14.8cm" svg:y2="10.6cm" draw:start-shape="id16" draw:start-glue-point="9" draw:end-shape="id14" draw:end-glue-point="1" svg:d="M17110 9900h-1210v700h-1100" svg:viewBox="0 0 2311 701">
          <text:p/>
        </draw:connector>
        <draw:connector draw:style-name="gr6" draw:text-style-name="P1" draw:layer="layout" svg:x1="17.11cm" svg:y1="10.6cm" svg:x2="14.8cm" svg:y2="10.6cm" draw:start-shape="id17" draw:start-glue-point="9" draw:end-shape="id14" draw:end-glue-point="1" svg:d="M17110 10600h-2310" svg:viewBox="0 0 2311 1">
          <text:p/>
        </draw:connector>
        <draw:connector draw:style-name="gr6" draw:text-style-name="P1" draw:layer="layout" svg:x1="10.493cm" svg:y1="7.8cm" svg:x2="13.55cm" svg:y2="10.2cm" draw:start-shape="id6" draw:start-glue-point="6" draw:end-shape="id14" draw:end-glue-point="0" svg:d="M10493 7800h3057v2400" svg:viewBox="0 0 3058 2401">
          <text:p/>
        </draw:connector>
        <draw:connector draw:style-name="gr6" draw:text-style-name="P1" draw:layer="layout" svg:x1="17.111cm" svg:y1="14.201cm" svg:x2="8.8cm" svg:y2="14.2cm" draw:start-shape="id18" draw:start-glue-point="9" draw:end-shape="id2" draw:end-glue-point="1" svg:d="M17111 14201h-4210v-1h-4101" svg:viewBox="0 0 8312 2">
          <text:p/>
        </draw:connector>
        <draw:custom-shape draw:style-name="gr4" draw:text-style-name="P2" xml:id="id13" draw:id="id13" draw:layer="layout" svg:width="2.7cm" svg:height="0.4cm" svg:x="17cm" svg:y="8.3cm">
          <text:p text:style-name="P1"><text:span text:style-name="T1">Field Centr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759.348389485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15" draw:id="id15" draw:layer="layout" svg:width="2.7cm" svg:height="0.4cm" svg:x="17.001cm" svg:y="9.001cm">
          <text:p text:style-name="P1"><text:span text:style-name="T1">Drill Fraction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759.348389485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18" draw:id="id18" draw:layer="layout" svg:width="2.7cm" svg:height="0.4cm" svg:x="17.001cm" svg:y="14.001cm">
          <text:p text:style-name="P1"><text:span text:style-name="T1">WD Mode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759.348389485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3.1cm" svg:y1="8.2cm" svg:x2="5.95cm" svg:y2="10.6cm" draw:start-shape="id19" draw:start-glue-point="8" draw:end-shape="id1" draw:end-glue-point="0" svg:d="M3100 8200v1201h2850v1199" svg:viewBox="0 0 2851 2401">
          <text:p/>
        </draw:connector>
        <draw:custom-shape draw:style-name="gr4" draw:text-style-name="P2" draw:layer="layout" svg:width="2.7cm" svg:height="0.4cm" svg:x="16.8cm" svg:y="1.6cm">
          <text:p text:style-name="P1"><text:span text:style-name="T1">External Data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759.348389485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2.7cm" svg:height="0.4cm" svg:x="16.8cm" svg:y="2.4cm">
          <text:p text:style-name="P1"><text:span text:style-name="T1">Internal Data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23.324694557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2.5cm" svg:height="0.4cm" svg:x="16.9cm" svg:y="3.2cm">
          <text:p text:style-name="P1"><text:span text:style-name="T1">Process/Cod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999cm" svg:x1="13.5cm" svg:y1="13.3cm" svg:x2="7.75cm" svg:y2="17.1cm" draw:start-shape="id20" draw:start-glue-point="8" draw:end-shape="id8" draw:end-glue-point="0" svg:d="M13500 13300v2900h-5750v900" svg:viewBox="0 0 5751 3801">
          <text:p/>
        </draw:connector>
        <draw:custom-shape draw:style-name="gr4" draw:text-style-name="P2" draw:layer="layout" svg:width="2.7cm" svg:height="0.4cm" svg:x="9.2cm" svg:y="1.2cm">
          <text:p text:style-name="P1"><text:span text:style-name="T1">High PM cat.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759.348389485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10:30:32.822927102</meta:creation-date>
    <dc:date>2016-05-03T16:55:41.457231569</dc:date>
    <meta:editing-duration>PT23M28S</meta:editing-duration>
    <meta:editing-cycles>5</meta:editing-cycles>
    <meta:generator>LibreOffice/4.2.8.2$Linux_X86_64 LibreOffice_project/420m0$Build-2</meta:generator>
    <meta:document-statistic meta:object-count="51"/>
  </office:meta>
</office:document-meta>
</file>